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e692a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1d8291" officeooo:paragraph-rsid="001f3554"/>
    </style:style>
    <style:style style:name="P4" style:family="paragraph" style:parent-style-name="Standard">
      <style:text-properties officeooo:rsid="001ded75" officeooo:paragraph-rsid="001ded75"/>
    </style:style>
    <style:style style:name="P5" style:family="paragraph" style:parent-style-name="Standard">
      <style:text-properties officeooo:rsid="001e692a" officeooo:paragraph-rsid="001e692a"/>
    </style:style>
    <style:style style:name="P6" style:family="paragraph" style:parent-style-name="Standard">
      <style:text-properties officeooo:paragraph-rsid="001e692a"/>
    </style:style>
    <style:style style:name="P7" style:family="paragraph" style:parent-style-name="Standard">
      <style:text-properties officeooo:rsid="001f3554" officeooo:paragraph-rsid="001f3554"/>
    </style:style>
    <style:style style:name="P8" style:family="paragraph" style:parent-style-name="Standard">
      <style:text-properties officeooo:paragraph-rsid="001f3554"/>
    </style:style>
    <style:style style:name="P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text-properties fo:color="#d4d4d4" style:font-name="Droid Sans Mono" fo:font-size="10.5pt" fo:font-weight="normal" officeooo:paragraph-rsid="00209eb9" fo:background-color="#1e1e1e"/>
    </style:style>
    <style:style style:name="P11" style:family="paragraph" style:parent-style-name="Standard">
      <style:text-properties officeooo:rsid="00209eb9" officeooo:paragraph-rsid="00209eb9"/>
    </style:style>
    <style:style style:name="P12" style:family="paragraph" style:parent-style-name="Standard">
      <style:text-properties officeooo:paragraph-rsid="00209eb9"/>
    </style:style>
    <style:style style:name="P13" style:family="paragraph" style:parent-style-name="Standard">
      <style:text-properties officeooo:rsid="0021b803" officeooo:paragraph-rsid="0021b803"/>
    </style:style>
    <style:style style:name="P14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officeooo:rsid="001d8291"/>
    </style:style>
    <style:style style:name="T2" style:family="text">
      <style:text-properties officeooo:rsid="001ded75"/>
    </style:style>
    <style:style style:name="T3" style:family="text">
      <style:text-properties officeooo:rsid="001e692a"/>
    </style:style>
    <style:style style:name="T4" style:family="text">
      <style:text-properties officeooo:rsid="001f3554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f3554" style:font-size-asian="10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09eb9" style:font-size-asian="10pt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1b803" style:font-size-asian="10pt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tyle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font-size-asian="10pt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tyle-complex="italic" style:text-emphasize="none"/>
    </style:style>
    <style:style style:name="T12" style:family="text"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3" style:family="text">
      <style:text-properties fo:language="en" fo:country="US"/>
    </style:style>
    <style:style style:name="T14" style:family="text">
      <style:text-properties fo:color="#d4d4d4" style:font-name="Droid Sans Mono" fo:font-size="10.5pt" fo:language="en" fo:country="US" fo:font-weight="normal" fo:background-color="#1e1e1e" loext:char-shading-value="0"/>
    </style:style>
    <style:style style:name="T15" style:family="text">
      <style:text-properties fo:color="#d4d4d4" fo:font-size="10.5pt" fo:language="en" fo:country="US" fo:font-weight="normal" fo:background-color="#1e1e1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within mainapi.py at end lines but before if <text:span text:style-name="Strong_20_Emphasis">name</text:span> == "<text:span text:style-name="Strong_20_Emphasis">main</text:span>" put following codes to create yaml file from swagger docs within mainapi.py</text:h>
      <text:p text:style-name="Preformatted_20_Text"><text:span text:style-name="Source_20_Text"><text:span text:style-name="T13">import yaml</text:span></text:span></text:p>
      <text:p text:style-name="Preformatted_20_Text"><text:span text:style-name="Source_20_Text"><text:span text:style-name="T13">if 'TARGET_DEPLOY_TYPE' in os.environ and os.environ['TARGET_DEPLOY_TYPE'] == 'dev':</text:span></text:span></text:p>
      <text:p text:style-name="Preformatted_20_Text"><text:span text:style-name="Source_20_Text"><text:span text:style-name="T13"><text:s text:c="4"/>with open('swagger_docs.yml', 'w') as outfile:</text:span></text:span></text:p>
      <text:p text:style-name="Preformatted_20_Text"><text:span text:style-name="Source_20_Text"><text:span text:style-name="T13"><text:s text:c="8"/>yaml.dump(app.openapi(), outfile, default_flow_style=False)</text:span></text:span></text:p>
      <text:p text:style-name="Horizontal_20_Line"/>
      <text:h text:style-name="Heading_20_3" text:outline-level="3"><text:bookmark text:name="user-content-use-yaml-file-created-from-previous-step-and-run-following-command-where-yaml-file-is-located-to-create-clientsh-file"/>use yaml file created from previous step and run following command where yaml file is located to create client.sh file</text:h>
      <text:p text:style-name="P14">docker run --rm --user $(id -u):$(id -g) -v ${PWD}:$HOME/local openapitools/openapi-generator-cli generate -i $HOME/local/swagger_docs.yml -g bash -o $HOME/local/test </text:p>
      <text:p text:style-name="Horizontal_20_Line"/>
      <text:h text:style-name="Heading_20_3" text:outline-level="3"><text:bookmark text:name="user-content-go-to-the-location-of-clientsh-file-you-specified-at-previous-step-by-o-flag-and-run-following-commands-you-must-change-host-port-operations-and-parameters-based-on-your-own-service"/>go to the location of client.sh file you specified at previous step by -o flag and run following commands, you must change host, port, operations and parameters based on your own service</text:h>
      <text:h text:style-name="Heading_20_3" text:outline-level="3"><text:bookmark text:name="user-content-get-help"/>get help</text:h>
      <text:p text:style-name="P2"><text:bookmark text:name="LC12"/><text:span text:style-name="Source_20_Text"><text:span text:style-name="T13">bash client.sh --help</text:span></text:span></text:p>
      <text:h text:style-name="Heading_20_3" text:outline-level="3"><text:bookmark text:name="user-content-check-api"/>check api</text:h>
      <text:p text:style-name="P2"><text:bookmark text:name="LC13"/><text:span text:style-name="Source_20_Text"><text:span text:style-name="T13">bash client.sh checkApiFOREXAMPLEApiV1CheckApiGet --host localhost:6103</text:span></text:span></text:p>
      <text:h text:style-name="Heading_20_3" text:outline-level="3"><text:bookmark text:name="user-content-add-a-user"/>add a user</text:h>
      <text:p text:style-name="P2"><text:bookmark text:name="LC14"/><text:span text:style-name="Source_20_Text"><text:span text:style-name="T13">bash client.sh --host localhost:6103 -F 'username=test1' -F 'firstname=test1' -F 'lastname=test1' -F 'age=34' -F 'nid=123' -F 'file=@sajjad.jpeg'addUserFOREXAMPLEApiV1UserAddPost</text:span></text:span></text:p>
      <text:h text:style-name="Heading_20_3" text:outline-level="3"><text:bookmark text:name="user-content-get-user"/>get user</text:h>
      <text:p text:style-name="P2"><text:bookmark text:name="LC15"/><text:span text:style-name="Source_20_Text"><text:span text:style-name="T13">bash client.sh --host localhost:6103 getUserFOREXAMPLEApiV1UserGetGet skip=0 limit=1000</text:span></text:span></text:p>
      <text:h text:style-name="Heading_20_3" text:outline-level="3"><text:bookmark text:name="user-content-edit-user"/>edit user</text:h>
      <text:p text:style-name="P2"><text:bookmark text:name="LC16"/><text:span text:style-name="Source_20_Text"><text:span text:style-name="T13">bash client.sh --host localhost:6103 -F 'username=test1_edited' -F 'firstname=test1' -F 'lastname=test1' -F 'age=34' -F 'nid=123' -F 'file=@sajjad.jpeg'updateUserFOREXAMPLEApiV1UserUpdateIdPut id=1</text:span></text:span></text:p>
      <text:h text:style-name="Heading_20_3" text:outline-level="3"><text:bookmark text:name="user-content-delete-user"/>delete user</text:h>
      <text:p text:style-name="P2"><text:bookmark text:name="LC17"/><text:span text:style-name="Source_20_Text"><text:span text:style-name="T13">bash client.sh --host localhost:6103 deleteUserFOREXAMPLEApiV1UserDeleteIdDelete id=1</text:span></text:span></text:p>
      <text:p text:style-name="P6"/>
      <text:p text:style-name="P6"/>
      <text:p text:style-name="P6"><text:soft-page-break/><text:span text:style-name="T1">To facilitate running bunch of tests </text:span><text:span text:style-name="T3">with </text:span><text:span text:style-name="T1">a single “ make test” command where our Makefile is located, we decided to put all test related commands and parameters into an excel file.</text:span></text:p>
      <text:p text:style-name="P6"/>
      <text:p text:style-name="P3">In order to do this task, Artinsol is responsible to use prepare.py script in initialization phase to fetch test related files from somewhere, and looks <text:span text:style-name="T3">in each service</text:span> for test directory, which includes test_service_config_template.<text:span text:style-name="T2">yml, test_service.py and requirements.txt files, in test phase.</text:span></text:p>
      <text:p text:style-name="P4">test_service.py reads test_service_config.yml file and gets some parameters to use for tests, such as, sheets, host, root_dir, filepath and mode.</text:p>
      <text:p text:style-name="P4">1. sheets: sheets tells which sheets of excel file must be ran, for example, repo-checkapi.</text:p>
      <text:p text:style-name="P4">2. host: host tells where test requests must be sent, for example, localhost:8008.</text:p>
      <text:p text:style-name="P4">3. <text:span text:style-name="T3">root_dir: root_dir is where our test related files located.</text:span></text:p>
      <text:p text:style-name="P5">4. filepath: filepath is test file name or file path.</text:p>
      <text:p text:style-name="P5">5. bash_script_path: bash_script_path is bash file path we may run within our tests.</text:p>
      <text:p text:style-name="P5">6. mode : mode is whether critical or noncritical, based on this mode we test those tests with is_critical set as 1 for critical and as 0 for noncritical in excel file.</text:p>
      <text:p text:style-name="P5"/>
      <text:p text:style-name="P7">Excel columns: </text:p>
      <text:p text:style-name="P7">operation, parameters,<text:tab/>headers, request_body, file, iscritical, command, descriptions, desired_response, parameters_to_get_from_response</text:p>
      <text:p text:style-name="P7"/>
      <text:p text:style-name="P8"><text:span text:style-name="T4">operation: operation determines which endpoint of service api we are going to test, for example, </text:span><text:span text:style-name="T5">checkApiQNAGWApiV1CheckApiGet </text:span><text:span text:style-name="T6">which is for chechapi endpoint of QNA GW service.</text:span></text:p>
      <text:p text:style-name="P8"><text:span text:style-name="T6"/></text:p>
      <text:p text:style-name="P8"><text:span text:style-name="T6"/></text:p>
      <text:p text:style-name="P8"><text:span text:style-name="T4">Parameters: parameters are variables and their values we are going to send alongside the request, for example, </text:span><text:span text:style-name="T6">s</text:span><text:span text:style-name="T5">kip=0 limit=1000.</text:span></text:p>
      <text:p text:style-name="P8"><text:span text:style-name="T5"/></text:p>
      <text:p text:style-name="P8"><text:span text:style-name="T6">Headers: headers are some key values we are going to send alongside the request, for example, </text:span><text:span text:style-name="T5">apikey:defaultapikey username:lsun channel:server</text:span><text:span text:style-name="T6">.</text:span></text:p>
      <text:p text:style-name="P8"><text:span text:style-name="T6"/></text:p>
      <text:p text:style-name="P8"><text:span text:style-name="T6">request_body: request_body is json format key values we are going to send alongside the request, for example, </text:span><text:span text:style-name="T5">ROOM_ID==test_room_id CST_ROL_ID==test-rol-id</text:span><text:span text:style-name="T6">.</text:span></text:p>
      <text:p text:style-name="P8"><text:span text:style-name="T6"/></text:p>
      <text:p text:style-name="P7"><text:span text:style-name="T5">file: file is file object we are going to send alongside the request, for example, -F ‘</text:span><text:a xlink:type="simple" xlink:href="mailto:file%3D@image.jpeg" text:style-name="Internet_20_link" text:visited-style-name="Visited_20_Internet_20_Link">file=@image.jpeg</text:a><text:span text:style-name="T5">’</text:span></text:p>
      <text:p text:style-name="P7"><text:span text:style-name="T5"/></text:p>
      <text:p text:style-name="P7"><text:span text:style-name="T5">iscritical: <text:s/>iscritical tells this test is critical if it’s value is 1 else is non-critical.</text:span></text:p>
      <text:p text:style-name="P7"><text:span text:style-name="T5"/></text:p>
      <text:p text:style-name="P8"><text:span text:style-name="T6">Command: command is bash command. Sometimes we may need to run bash commands between our tests such as, </text:span><text:span text:style-name="T12">echo hello this is a test</text:span><text:span text:style-name="T6">.</text:span></text:p>
      <text:p text:style-name="P8"><text:span text:style-name="T6"/></text:p>
      <text:p text:style-name="P11"><text:span text:style-name="T6">D</text:span><text:span text:style-name="T5">escriptions: descriptions are some descriptions about current test not required but just for guiding one who is running the test.</text:span></text:p>
      <text:p text:style-name="P11"><text:span text:style-name="T5"/></text:p>
      <text:p text:style-name="P11"><text:span text:style-name="T5">Desired_response: is what we expected to see in test request’s response. To check whether a test is passed or not we need to compare the true response with desired response.</text:span></text:p>
      <text:p text:style-name="P11"><text:span text:style-name="T5"/></text:p>
      <text:p text:style-name="P12"><text:span text:style-name="T7">parameter_to_get_from_response: sometimes we need to get a value of a parameter from previous request’s response to use for next test request, for example, face_id. Next request must include that parameter with $$$ prefix such as: </text:span><text:span text:style-name="T12">-F 'face_id=$$$face_id'.</text:span></text:p>
      <text:p text:style-name="P11"><text:span text:style-name="T5"/></text:p>
      <text:p text:style-name="P11"><text:span text:style-name="T5"/></text:p>
      <text:p text:style-name="P11"><text:span text:style-name="T5">So step-by-step guide:</text:span></text:p>
      <text:p text:style-name="P11"><text:span text:style-name="T5">1. add these lines to the mainapi.py</text:span></text:p>
      <text:p text:style-name="P11"><text:span text:style-name="T5">import yaml</text:span></text:p>
      <text:p text:style-name="P11"><text:span text:style-name="T5">if 'TARGET_DEPLOY_TYPE' in os.environ and os.environ['TARGET_DEPLOY_TYPE'] == 'dev':</text:span></text:p>
      <text:p text:style-name="P11"><text:span text:style-name="T5"><text:s text:c="4"/>with open('swagger_docs.yml', 'w') as outfile:</text:span></text:p>
      <text:p text:style-name="P11"><text:span text:style-name="T5"><text:s text:c="8"/>yaml.dump(app.openapi(), outfile, default_flow_style=False)</text:span></text:p>
      <text:p text:style-name="P11"><text:span text:style-name="T5"/></text:p>
      <text:p text:style-name="P11"><text:soft-page-break/><text:span text:style-name="T5">2. run mainapi.py to create swagger_docs.yml</text:span></text:p>
      <text:p text:style-name="P11"><text:span text:style-name="T5">3. run this command to create client.sh within src/test directory.</text:span></text:p>
      <text:p text:style-name="P10"><text:span text:style-name="T10"/></text:p>
      <text:p text:style-name="P11"><text:span text:style-name="T5">docker run --rm --user $(id -u):$(id -g) -v ${PWD}:$HOME/local openapitools/openapi-generator-cli generate -i $HOME/local/swagger_docs.yml -g bash -o $HOME/local/test </text:span></text:p>
      <text:p text:style-name="P11"><text:span text:style-name="T5"/></text:p>
      <text:p text:style-name="P11"><text:span text:style-name="T5">4. create excel file and upload that on aifile.</text:span></text:p>
      <text:p text:style-name="P11"><text:span text:style-name="T5">5. write prepare.py script within /src directory somehow to fetch test files from proper address to proper directory.</text:span></text:p>
      <text:p text:style-name="P11"><text:span text:style-name="T5">6. </text:span><text:span text:style-name="T8">run “make init” to fetch test files.</text:span></text:p>
      <text:p text:style-name="P13"><text:span text:style-name="T5">7. run “make dbud” to make the solution up and running.</text:span></text:p>
      <text:p text:style-name="P13"><text:span text:style-name="T5">6. check </text:span><text:span text:style-name="T11">src/test </text:span><text:span text:style-name="T9">directory it should includes at least client.sh for now. Add test_service_config_template.yml, test_service.py and requirements.txt file with proper content to this directory.</text:span></text:p>
      <text:p text:style-name="P13"><text:span text:style-name="T9">7. now you are able to to run tests with “make test” command.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2:22:46.826944372</meta:creation-date>
    <dc:date>2022-07-04T13:50:27.141818463</dc:date>
    <meta:editing-duration>PT7M39S</meta:editing-duration>
    <meta:editing-cycles>1</meta:editing-cycles>
    <meta:document-statistic meta:table-count="0" meta:image-count="0" meta:object-count="0" meta:page-count="3" meta:paragraph-count="56" meta:word-count="754" meta:character-count="5373" meta:non-whitespace-character-count="4657"/>
    <meta:generator>LibreOffice/6.4.7.2$Linux_X86_64 LibreOffice_project/40$Build-2</meta:generator>
  </office:meta>
</office:document-meta>
</file>